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5000001D908502B77546A5F32.png" manifest:media-type="image/png"/>
  <manifest:file-entry manifest:full-path="Pictures/1000000000000392000001C715A78E6AB47D1F63.png" manifest:media-type="image/png"/>
  <manifest:file-entry manifest:full-path="Pictures/100000000000016A0000012A5D58E17CCF169275.png" manifest:media-type="image/png"/>
  <manifest:file-entry manifest:full-path="Pictures/100000000000025A000001960BC215DC9AADDDAC.png" manifest:media-type="image/png"/>
  <manifest:file-entry manifest:full-path="Pictures/10000000000000D00000009260D5AC3B2B9DC4C6.png" manifest:media-type="image/png"/>
  <manifest:file-entry manifest:full-path="Pictures/10000000000002E40000020D6D91B8DD78B115B2.png" manifest:media-type="image/png"/>
  <manifest:file-entry manifest:full-path="Pictures/10000000000001A300000146CE38FF721D7DA05E.png" manifest:media-type="image/png"/>
  <manifest:file-entry manifest:full-path="Pictures/10000001000003590000037A78C32EC85166DC3F.png" manifest:media-type="image/png"/>
  <manifest:file-entry manifest:full-path="Pictures/10000000000000E5000000BB7F160DAFD8808D56.png" manifest:media-type="image/png"/>
  <manifest:file-entry manifest:full-path="Pictures/10000000000001AE0000015524714D0BECC27B4F.png" manifest:media-type="image/png"/>
  <manifest:file-entry manifest:full-path="Pictures/10000000000001180000012E147CBD51D871C921.png" manifest:media-type="image/png"/>
  <manifest:file-entry manifest:full-path="Pictures/10000001000003590000037A39724BF87B01E071.png" manifest:media-type="image/png"/>
  <manifest:file-entry manifest:full-path="Pictures/1000000000000390000003008C00A9899396F8E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84cm, 0cm, 0cm, 0cm)" draw:image-opacity="100%" style:mirror="none"/>
    </style:style>
    <style:style style:name="gr7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3.873cm, 1.041cm, 3.512cm, 3.106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61cm, 2.25cm, 0.95cm, 2.414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473cm, 0cm, 5.351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56cm, 0cm, 0cm, 2.264cm)" draw:image-opacity="100%" style:mirror="none"/>
    </style:style>
    <style:style style:name="gr11" style:family="graphic" style:parent-style-name="objectwithoutfill">
      <style:graphic-properties svg:stroke-color="#ff8000" draw:marker-end="Arrowheads_20_2" draw:marker-end-width="0.3cm" draw:fill="none" draw:textarea-vertical-align="middl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13cm, 0cm, 0cm, 1.16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color="#ffffff" loext:opacity="100%" fo:font-weight="bold" style:font-weight-asian="bold" style:font-weight-complex="bold"/>
    </style:style>
    <style:style style:name="P5" style:family="paragraph">
      <loext:graphic-properties draw:fill="none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847cm" svg:height="12.503cm" svg:x="3.705cm" svg:y="7.547cm">
          <draw:image xlink:href="Pictures/1000000000000390000003008C00A9899396F8E3.png" xlink:type="simple" xlink:show="embed" xlink:actuate="onLoad" draw:mime-type="image/png">
            <text:p/>
          </draw:image>
        </draw:frame>
        <draw:frame draw:style-name="gr1" draw:text-style-name="P1" draw:layer="layout" svg:width="4.593cm" svg:height="3.764cm" svg:x="13.247cm" svg:y="5.083cm">
          <draw:image xlink:href="Pictures/10000000000001180000012E147CBD51D871C921.png" xlink:type="simple" xlink:show="embed" xlink:actuate="onLoad" draw:mime-type="image/png">
            <text:p/>
          </draw:image>
        </draw:frame>
        <draw:frame draw:style-name="gr1" draw:text-style-name="P1" draw:layer="layout" svg:width="4.593cm" svg:height="3.544cm" svg:x="13.247cm" svg:y="1.497cm">
          <draw:image xlink:href="Pictures/10000000000000E5000000BB7F160DAFD8808D56.png" xlink:type="simple" xlink:show="embed" xlink:actuate="onLoad" draw:mime-type="image/png">
            <text:p/>
          </draw:image>
        </draw:frame>
        <draw:frame draw:style-name="gr1" draw:text-style-name="P1" draw:layer="layout" svg:width="9.89cm" svg:height="7.016cm" svg:x="3.34cm" svg:y="1.647cm">
          <draw:image xlink:href="Pictures/10000000000002E40000020D6D91B8DD78B115B2.png" xlink:type="simple" xlink:show="embed" xlink:actuate="onLoad" draw:mime-type="image/png">
            <text:p/>
          </draw:image>
        </draw:frame>
        <draw:frame draw:style-name="gr2" draw:text-style-name="P2" draw:layer="layout" svg:width="9.208cm" svg:height="2.384cm" svg:x="7.032cm" svg:y="23.86cm">
          <draw:text-box>
            <text:p>Fig insar result, best it 128, error 815 m²</text:p>
          </draw:text-box>
        </draw:frame>
        <draw:frame draw:style-name="gr3" draw:text-style-name="P3" draw:layer="layout" svg:width="1.222cm" svg:height="1.27cm" svg:x="3.905cm" svg:y="1.544cm">
          <draw:text-box>
            <text:p><text:span text:style-name="T1">a</text:span></text:p>
          </draw:text-box>
        </draw:frame>
        <draw:frame draw:style-name="gr4" draw:text-style-name="P4" draw:layer="layout" svg:width="0.952cm" svg:height="0.962cm" svg:x="13.565cm" svg:y="1.462cm">
          <draw:text-box>
            <text:p><text:span text:style-name="T2">b</text:span></text:p>
          </draw:text-box>
        </draw:frame>
        <draw:frame draw:style-name="gr4" draw:text-style-name="P4" draw:layer="layout" svg:width="0.952cm" svg:height="0.962cm" svg:x="13.565cm" svg:y="5.145cm">
          <draw:text-box>
            <text:p><text:span text:style-name="T2">c</text:span></text:p>
          </draw:text-box>
        </draw:frame>
        <draw:frame draw:style-name="gr3" draw:text-style-name="P3" draw:layer="layout" svg:width="0.952cm" svg:height="1.27cm" svg:x="3.905cm" svg:y="8.544cm">
          <draw:text-box>
            <text:p><text:span text:style-name="T1">d</text:span></text:p>
          </draw:text-box>
        </draw:frame>
        <draw:frame draw:style-name="gr5" draw:text-style-name="P1" draw:layer="layout" svg:width="3.942cm" svg:height="2.766cm" svg:x="8.17cm" svg:y="3.54cm">
          <draw:image xlink:href="Pictures/10000000000000D00000009260D5AC3B2B9DC4C6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6" draw:text-style-name="P1" draw:layer="layout" svg:width="8.988cm" svg:height="7.5cm" svg:x="3.222cm" svg:y="2.707cm">
          <draw:image xlink:href="Pictures/10000001000003590000037A39724BF87B01E071.png" xlink:type="simple" xlink:show="embed" xlink:actuate="onLoad" draw:mime-type="image/png">
            <text:p/>
          </draw:image>
        </draw:frame>
        <draw:frame draw:style-name="gr7" draw:text-style-name="P5" draw:layer="layout" svg:width="5.397cm" svg:height="4.127cm" svg:x="12.293cm" svg:y="3.024cm">
          <draw:image xlink:href="Pictures/10000001000003590000037A78C32EC85166DC3F.png" xlink:type="simple" xlink:show="embed" xlink:actuate="onLoad" draw:mime-type="image/png">
            <text:p/>
          </draw:image>
        </draw:frame>
        <draw:frame draw:style-name="gr8" draw:text-style-name="P1" draw:layer="layout" svg:width="1.6cm" svg:height="1.298cm" svg:x="14.542cm" svg:y="3.781cm">
          <draw:image xlink:href="Pictures/100000000000025A000001960BC215DC9AADDDAC.png" xlink:type="simple" xlink:show="embed" xlink:actuate="onLoad" draw:mime-type="image/png">
            <text:p/>
          </draw:image>
        </draw:frame>
        <draw:frame draw:style-name="gr1" draw:text-style-name="P1" draw:layer="layout" svg:width="1.62cm" svg:height="1.181cm" svg:x="16.389cm" svg:y="3.545cm">
          <draw:image xlink:href="Pictures/100000000000016A0000012A5D58E17CCF169275.png" xlink:type="simple" xlink:show="embed" xlink:actuate="onLoad" draw:mime-type="image/png">
            <text:p/>
          </draw:image>
        </draw:frame>
        <draw:frame draw:style-name="gr9" draw:text-style-name="P1" draw:layer="layout" svg:width="1.997cm" svg:height="1.818cm" svg:x="6.491cm" svg:y="5.69cm">
          <draw:image xlink:href="Pictures/1000000000000392000001C715A78E6AB47D1F63.png" xlink:type="simple" xlink:show="embed" xlink:actuate="onLoad" draw:mime-type="image/png">
            <text:p/>
          </draw:image>
        </draw:frame>
        <draw:frame draw:style-name="gr10" draw:text-style-name="P1" draw:layer="layout" svg:width="1.506cm" svg:height="1.088cm" svg:x="12.942cm" svg:y="4.345cm">
          <draw:image xlink:href="Pictures/10000000000001AE0000015524714D0BECC27B4F.png" xlink:type="simple" xlink:show="embed" xlink:actuate="onLoad" draw:mime-type="image/png">
            <text:p/>
          </draw:image>
        </draw:frame>
        <draw:frame draw:style-name="gr1" draw:text-style-name="P1" draw:layer="layout" svg:width="1.868cm" svg:height="1.374cm" svg:x="6.551cm" svg:y="4.158cm">
          <draw:image xlink:href="Pictures/1000000000000285000001D908502B77546A5F32.png" xlink:type="simple" xlink:show="embed" xlink:actuate="onLoad" draw:mime-type="image/png">
            <text:p/>
          </draw:image>
        </draw:frame>
        <draw:line draw:style-name="gr11" draw:text-style-name="P1" draw:layer="layout" svg:x1="6.551cm" svg:y1="4.864cm" svg:x2="4.554cm" svg:y2="4.864cm">
          <text:p/>
        </draw:line>
        <draw:line draw:style-name="gr11" draw:text-style-name="P1" draw:layer="layout" svg:x1="9.348cm" svg:y1="7.869cm" svg:x2="5.552cm" svg:y2="8.871cm">
          <text:p/>
        </draw:line>
        <draw:line draw:style-name="gr11" draw:text-style-name="P1" draw:layer="layout" svg:x1="6.884cm" svg:y1="6.835cm" svg:x2="4.887cm" svg:y2="6.501cm">
          <text:p/>
        </draw:line>
        <draw:line draw:style-name="gr11" draw:text-style-name="P1" draw:layer="layout" svg:x1="10.706cm" svg:y1="7.469cm" svg:x2="12.611cm" svg:y2="6.517cm">
          <text:p/>
        </draw:line>
        <draw:frame draw:style-name="gr12" draw:text-style-name="P1" draw:layer="layout" svg:width="2.641cm" svg:height="1.822cm" svg:x="8.62cm" svg:y="6.798cm">
          <draw:image xlink:href="Pictures/10000000000001A300000146CE38FF721D7DA05E.png" xlink:type="simple" xlink:show="embed" xlink:actuate="onLoad" draw:mime-type="image/png">
            <text:p/>
          </draw:image>
        </draw:frame>
        <draw:line draw:style-name="gr11" draw:text-style-name="P1" draw:layer="layout" svg:x1="15.342cm" svg:y1="4.962cm" svg:x2="15.342cm" svg:y2="5.67cm">
          <text:p/>
        </draw:line>
        <draw:line draw:style-name="gr11" draw:text-style-name="P1" draw:layer="layout" svg:x1="13.494cm" svg:y1="5.198cm" svg:x2="13.761cm" svg:y2="6.142cm">
          <text:p/>
        </draw:line>
        <draw:line draw:style-name="gr11" draw:text-style-name="P1" draw:layer="layout" svg:x1="17.209cm" svg:y1="4.725cm" svg:x2="16.942cm" svg:y2="5.66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22T20:24:40.032204216</meta:creation-date>
    <dc:date>2024-08-23T04:00:01.773918683</dc:date>
    <meta:editing-duration>PT11M26S</meta:editing-duration>
    <meta:editing-cycles>3</meta:editing-cycles>
    <meta:generator>LibreOffice/7.3.7.2$Linux_X86_64 LibreOffice_project/30$Build-2</meta:generator>
    <meta:document-statistic meta:object-count="25"/>
  </office:meta>
</office:document-meta>
</file>